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84f39" officeooo:paragraph-rsid="00084f39" style:font-size-asian="14pt" style:font-weight-asian="bold" style:font-size-complex="16pt" style:font-weight-complex="bold"/>
    </style:style>
    <style:style style:name="P2"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84f39" officeooo:paragraph-rsid="00084f39" style:font-size-asian="14pt" style:font-weight-asian="bold" style:font-size-complex="16pt" style:font-weight-complex="bold"/>
    </style:style>
    <style:style style:name="P3" style:family="paragraph" style:parent-style-name="Standard">
      <style:paragraph-properties fo:text-align="justify" style:justify-single-word="false"/>
      <style:text-properties fo:font-size="14pt" style:text-underline-style="none" fo:font-weight="normal" officeooo:rsid="00084f39" officeooo:paragraph-rsid="00084f39" style:font-size-asian="12.25pt" style:font-weight-asian="normal" style:font-size-complex="14pt" style:font-weight-complex="normal"/>
    </style:style>
    <style:style style:name="P4" style:family="paragraph" style:parent-style-name="Standard">
      <style:paragraph-properties fo:text-align="justify" style:justify-single-word="false"/>
      <style:text-properties fo:font-size="14pt" style:text-underline-style="none" fo:font-weight="normal" officeooo:rsid="0008814c" officeooo:paragraph-rsid="0008814c"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fo:font-size="14pt" style:text-underline-style="none" fo:font-weight="bold" officeooo:rsid="00084f39" officeooo:paragraph-rsid="00084f39" style:font-size-asian="12.25pt" style:font-weight-asian="bold" style:font-size-complex="14pt"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 6: Construction of Sequence Diagram and Collaboration Diagram for Library Management System.</text:p>
      <text:p text:style-name="P2"/>
      <text:p text:style-name="P5">What is Sequence Diagram?</text:p>
      <text:p text:style-name="P3">A sequence diagram shows object interactions arranged in time sequence. It depicts the objects and classes involved in the scenario and the sequence of messages exchanged between the objects needed to carry out the functionality of the scenario.</text:p>
      <text:p text:style-name="P3">UML sequence diagrams model the flow of logic within your system in a visual manner, enabling you both to document and validate your logic, and are commonly used for both analysis and design purposes.</text:p>
      <text:p text:style-name="P5">Purpose of Sequence Diagram:</text:p>
      <text:p text:style-name="P3">1.<text:tab/>The sequence diagram is a good diagram to use to document a system's <text:tab/>requirements and to flush out a system's design. </text:p>
      <text:p text:style-name="P3">2.<text:tab/>The reason the sequence diagram is so useful is because it shows the <text:tab/>interaction logic between the objects in the system in the time order that the <text:tab/>interactions take place. </text:p>
      <text:p text:style-name="P3">3. <text:tab/>The sequence diagram is used primarily to show the interactions between <text:tab/>objects in the sequential order that those interactions occur. </text:p>
      <text:p text:style-name="P3"/>
      <text:p text:style-name="P5">What is Collaboration Diagram?</text:p>
      <text:p text:style-name="P3">A collaboration diagram, also called a communication diagram or interaction diagram, is an illustration of the relationships and interactions among software objects in the Unified Modelling Language (UML).</text:p>
      <text:p text:style-name="P3">A collaboration diagram resembles a flowchart that portrays the roles, functionality and behaviour of individual objects as well as the overall operation of the system in real time. Objects are shown as rectangles with naming labels inside. These labels are preceded by colons and may be underlined. The relationships between the objects are shown as lines connecting the rectangles. The messages between objects are shown as arrows connecting the relevant rectangles along with labels that define the message sequencing. </text:p>
      <text:p text:style-name="P5">Purpose of Collaboration Diagram:</text:p>
      <text:p text:style-name="P3">1.<text:tab/>Collaboration diagrams are used to show how objects interact to perform the <text:tab/>behaviour of a particular use case, or a part of a use case.</text:p>
      <text:p text:style-name="P3">2.<text:tab/>Along with sequence diagrams, collaborations are used by designers to define <text:tab/>and clarify the roles of the objects that perform a particular flow of events of a <text:tab/>use case.</text:p>
      <text:p text:style-name="P4">There is a difference between sequence diagrams and collaboration diagrams. Sequence diagrams shows object interaction in timely manner (so no need of numbering the messages). But collaboration diagram doesn't show object interaction in timely manner. (need to numbering the messages).</text:p>
      <text:p text:style-name="P4"/>
      <text:p text:style-name="P4"><text:span text:style-name="T1">Conclusion:</text:span> Thus we have successfully implemented Sequence and Collaboration Diagram for library management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6T15:58:42.306816682</meta:creation-date>
    <dc:date>2019-03-06T16:11:43.375923612</dc:date>
    <meta:editing-duration>PT2M8S</meta:editing-duration>
    <meta:editing-cycles>1</meta:editing-cycles>
    <meta:generator>LibreOffice/5.3.0.3$Linux_X86_64 LibreOffice_project/7074905676c47b82bbcfbea1aeefc84afe1c50e1</meta:generator>
    <meta:document-statistic meta:table-count="0" meta:image-count="0" meta:object-count="0" meta:page-count="1" meta:paragraph-count="16" meta:word-count="392" meta:character-count="2538" meta:non-whitespace-character-count="2150"/>
  </office:meta>
</office:document-meta>
</file>